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Open Sans" svg:font-family="'Open Sans',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1c55b2" officeooo:paragraph-rsid="001c55b2" style:font-size-asian="22.75pt" style:font-style-asian="italic" style:font-weight-asian="bold" style:font-size-complex="26pt" style:font-style-complex="italic" style:font-weight-complex="bold"/>
    </style:style>
    <style:style style:name="P2"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1c55b2" officeooo:paragraph-rsid="001c55b2" style:font-size-asian="10.5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79658" officeooo:paragraph-rsid="00279658" style:font-size-asian="12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d8a7c" officeooo:paragraph-rsid="001d8a7c"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e2b3c" officeooo:paragraph-rsid="001e2b3c"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f92d4" officeooo:paragraph-rsid="001f92d4"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1719e" officeooo:paragraph-rsid="0021719e"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1e1b1" officeooo:paragraph-rsid="0021e1b1"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385ad" officeooo:paragraph-rsid="002385ad"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f92d4" officeooo:paragraph-rsid="001f92d4"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f92d4" officeooo:paragraph-rsid="0021e1b1"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1e1b1" officeooo:paragraph-rsid="0021e1b1"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385ad" officeooo:paragraph-rsid="002385ad"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54dde" officeooo:paragraph-rsid="00254dde"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79658" officeooo:paragraph-rsid="00279658"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officeooo:paragraph-rsid="00254dde"/>
    </style:style>
    <style:style style:name="P17" style:family="paragraph" style:parent-style-name="Standard">
      <style:paragraph-properties fo:text-align="start" style:justify-single-word="false"/>
      <style:text-properties fo:font-size="12pt" fo:font-style="italic" fo:font-weight="normal" officeooo:rsid="0026632c" officeooo:paragraph-rsid="0026632c"/>
    </style:style>
    <style:style style:name="P18"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c55b2" officeooo:paragraph-rsid="001c55b2" style:font-size-asian="15pt" style:font-style-asian="italic" style:font-weight-asian="bold" style:font-size-complex="15pt" style:font-style-complex="italic" style:font-weight-complex="bold"/>
    </style:style>
    <style:style style:name="P19"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c55b2" officeooo:paragraph-rsid="001d8a7c" style:font-size-asian="15pt" style:font-style-asian="italic" style:font-weight-asian="bold" style:font-size-complex="15pt" style:font-style-complex="italic" style:font-weight-complex="bold"/>
    </style:style>
    <style:style style:name="P20"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c55b2" officeooo:paragraph-rsid="001e2b3c" style:font-size-asian="15pt" style:font-style-asian="italic" style:font-weight-asian="bold" style:font-size-complex="15pt" style:font-style-complex="italic" style:font-weight-complex="bold"/>
    </style:style>
    <style:style style:name="P21"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c55b2" officeooo:paragraph-rsid="001e30e2" style:font-size-asian="15pt" style:font-style-asian="italic" style:font-weight-asian="bold" style:font-size-complex="15pt" style:font-style-complex="italic" style:font-weight-complex="bold"/>
    </style:style>
    <style:style style:name="P22"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2385ad" officeooo:paragraph-rsid="002385ad" style:font-size-asian="15pt" style:font-style-asian="italic" style:font-weight-asian="bold" style:font-size-complex="15pt" style:font-style-complex="italic" style:font-weight-complex="bold"/>
    </style:style>
    <style:style style:name="P23" style:family="paragraph" style:parent-style-name="Standard">
      <style:paragraph-properties fo:text-align="start" style:justify-single-word="false"/>
      <style:text-properties fo:font-variant="normal" fo:text-transform="none" fo:color="#242729" style:font-name="inherit" fo:font-size="9.75pt" fo:letter-spacing="normal" fo:font-style="normal" style:text-underline-style="solid" style:text-underline-width="auto" style:text-underline-color="font-color" fo:font-weight="normal" officeooo:rsid="001c55b2" officeooo:paragraph-rsid="001c55b2" style:font-size-asian="15pt" style:font-style-asian="italic" style:font-weight-asian="bold" style:font-size-complex="15pt" style:font-style-complex="italic" style:font-weight-complex="bold" loext:padding="0cm" loext:border="none"/>
    </style:style>
    <style:style style:name="P24"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01c55b2" officeooo:paragraph-rsid="001c55b2" style:font-size-asian="12pt" style:font-style-asian="italic" style:font-weight-asian="bold" style:font-size-complex="12pt" style:font-style-complex="italic" style:font-weight-complex="bold"/>
    </style:style>
    <style:style style:name="P25" style:family="paragraph" style:parent-style-name="Text_20_body" style:list-style-name="L1">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style:font-size-asian="12pt" style:font-size-complex="12pt" loext:padding="0cm" loext:border="none"/>
    </style:style>
    <style:style style:name="P26" style:family="paragraph" style:parent-style-name="Text_20_body" style:list-style-name="L1">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paragraph-rsid="001e30e2" style:font-size-asian="12pt" style:font-size-complex="12pt" loext:padding="0cm" loext:border="none"/>
    </style:style>
    <style:style style:name="P27"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style:font-name="Liberation Serif" fo:font-size="12pt" style:font-size-asian="12pt" style:font-size-complex="12pt"/>
    </style:style>
    <style:style style:name="T1" style:family="text">
      <style:text-properties fo:font-variant="normal" fo:text-transform="none" fo:color="#242729" fo:letter-spacing="normal" fo:font-style="normal" fo:font-weight="normal" loext:padding="0cm" loext:border="none"/>
    </style:style>
    <style:style style:name="T2" style:family="text">
      <style:text-properties fo:font-variant="normal" fo:text-transform="none" fo:color="#242729" fo:letter-spacing="normal" fo:font-style="normal" fo:font-weight="normal" officeooo:rsid="001d4f7b" loext:padding="0cm" loext:border="none"/>
    </style:style>
    <style:style style:name="T3" style:family="text">
      <style:text-properties fo:font-variant="normal" fo:text-transform="none" fo:color="#222222" style:font-name="arial" fo:letter-spacing="normal" fo:font-style="normal" style:text-underline-style="none" style:font-style-asian="normal" style:font-style-complex="normal"/>
    </style:style>
    <style:style style:name="T4" style:family="text">
      <style:text-properties fo:font-variant="normal" fo:text-transform="none" fo:color="#262626" style:font-name="Arial1" fo:font-size="9.75pt" fo:letter-spacing="normal" fo:font-style="normal" style:text-underline-style="none" fo:font-weight="normal" style:font-style-asian="normal" style:font-style-complex="normal"/>
    </style:style>
    <style:style style:name="T5" style:family="text">
      <style:text-properties fo:font-variant="normal" fo:text-transform="none" fo:color="#262626" fo:font-size="9.75pt" fo:letter-spacing="normal" fo:font-style="normal" style:text-underline-style="none" fo:font-weight="normal" style:font-style-asian="normal" style:font-style-complex="normal"/>
    </style:style>
    <style:style style:name="T6" style:family="text">
      <style:text-properties fo:font-variant="normal" fo:text-transform="none" fo:color="#262626" fo:letter-spacing="normal" fo:font-style="normal" style:text-underline-style="none" fo:font-weight="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1eaf8f" style:font-style-asian="normal" style:font-style-complex="normal"/>
    </style:style>
    <style:style style:name="T9" style:family="text">
      <style:text-properties fo:font-style="normal" style:text-underline-style="none" officeooo:rsid="001c55b2" style:font-style-asian="normal" style:font-style-complex="normal"/>
    </style:style>
    <style:style style:name="T10" style:family="text">
      <style:text-properties fo:font-style="normal" style:text-underline-style="none" officeooo:rsid="0021e1b1" style:font-style-asian="normal" style:font-style-complex="normal"/>
    </style:style>
    <style:style style:name="T11" style:family="text">
      <style:text-properties fo:font-style="normal" style:text-underline-style="none" officeooo:rsid="001f92d4" style:font-style-asian="normal" style:font-style-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style:font-size-asian="12pt" style:font-style-asian="normal" style:font-style-complex="normal"/>
    </style:style>
    <style:style style:name="T14" style:family="text">
      <style:text-properties fo:font-style="normal" style:text-underline-style="none" officeooo:rsid="001f92d4" style:font-size-asian="12pt" style:font-style-asian="normal" style:font-style-complex="normal"/>
    </style:style>
    <style:style style:name="T15" style:family="text">
      <style:text-properties fo:font-style="normal" style:text-underline-style="none" style:font-size-asian="12pt" style:font-style-asian="normal" style:font-weight-asian="normal" style:font-size-complex="12pt" style:font-style-complex="normal" style:font-weight-complex="normal"/>
    </style:style>
    <style:style style:name="T16" style:family="text">
      <style:text-properties fo:font-style="normal" style:text-underline-style="none" officeooo:rsid="00254dde" style:font-size-asian="12pt" style:font-style-asian="normal" style:font-weight-asian="normal" style:font-size-complex="12pt" style:font-style-complex="normal" style:font-weight-complex="normal"/>
    </style:style>
    <style:style style:name="T17" style:family="text">
      <style:text-properties fo:font-style="normal" style:text-underline-style="none" officeooo:rsid="001c55b2" style:font-size-asian="12pt" style:font-style-asian="normal" style:font-weight-asian="normal" style:font-size-complex="12pt" style:font-style-complex="normal" style:font-weight-complex="normal"/>
    </style:style>
    <style:style style:name="T18" style:family="text">
      <style:text-properties fo:color="#6a737c" fo:font-size="15pt" style:text-underline-style="none" style:font-style-asian="normal" style:font-style-complex="normal"/>
    </style:style>
    <style:style style:name="T19" style:family="text">
      <style:text-properties style:font-name="Liberation Serif" fo:font-size="12pt" style:font-size-asian="12pt" style:font-size-complex="12pt"/>
    </style:style>
    <style:style style:name="T20" style:family="text">
      <style:text-properties fo:font-size="12pt" fo:font-style="normal" style:text-underline-style="none" fo:font-weight="normal" officeooo:rsid="001e30e2" style:font-size-asian="10.5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05 LINUX</text:p>
      <text:p text:style-name="P2"/>
      <text:p text:style-name="P18">1<text:span text:style-name="T7">. Memory used by a process (RAM)?</text:span></text:p>
      <text:p text:style-name="P23"><text:span text:style-name="T18"><text:line-break/></text:span></text:p>
      <text:p text:style-name="P27"><text:span text:style-name="T1">With </text:span><text:span text:style-name="T2">ps </text:span><text:span text:style-name="T1">or similar tools you will only get the amount of memory pages allocated by that process. This number is correct, but:</text:span></text:p>
      <text:list xml:id="list6883075382490811861" text:style-name="L1">
        <text:list-item>
          <text:p text:style-name="P26">does not reflect the actual amount of memory used by the application, only the amount of memory reserved for it</text:p>
        </text:list-item>
        <text:list-item>
          <text:p text:style-name="P25">can be misleading if pages are shared, for example by several threads or by using dynamically linked libraries</text:p>
        </text:list-item>
      </text:list>
      <text:p text:style-name="P18"><text:span text:style-name="T7"/></text:p>
      <text:p text:style-name="P18"><text:span text:style-name="T7"/></text:p>
      <text:p text:style-name="P18"><text:span text:style-name="T7">2. b) Total number of open files by a process?</text:span></text:p>
      <text:p text:style-name="P18"><text:span text:style-name="T7"/></text:p>
      <text:p text:style-name="P4"><text:span text:style-name="T7">lsof –p {PID}</text:span></text:p>
      <text:p text:style-name="P4"><text:span text:style-name="T7">l</text:span><text:span text:style-name="T8">l</text:span><text:span text:style-name="T7"> /proc/****/fd</text:span></text:p>
      <text:p text:style-name="P19"><text:span text:style-name="T7"/></text:p>
      <text:p text:style-name="P18"><text:span text:style-name="T7"/></text:p>
      <text:p text:style-name="P18"><text:span text:style-name="T7">c) Running duration of a process?</text:span></text:p>
      <text:p text:style-name="P18"><text:span text:style-name="T7"><text:s/></text:span></text:p>
      <text:p text:style-name="P5"><text:span text:style-name="T7">ps -o etime= -p ****</text:span></text:p>
      <text:p text:style-name="P18"><text:span text:style-name="T7"/></text:p>
      <text:p text:style-name="P20"><text:span text:style-name="T7">Task 2 :- What is file descriptor? <text:s text:c="2"/></text:span></text:p>
      <text:p text:style-name="P20"><text:span text:style-name="T7"/></text:p>
      <text:p text:style-name="P21"><text:span text:style-name="T20">As we know that every thing in LINUX is a file, so when any process requests a file to be opened , a non nigetive interger is assigned to it , we can check these files for a particular process in /proc/****/fd , where fd stands for file descriptor , by default shell provides 3 standard file descriptor for any process in shell, STDIN STD0UT STDERR</text:span></text:p>
      <text:p text:style-name="P21"><text:span text:style-name="T20">wherein, input from the user goes to the STDIN with FD 0</text:span></text:p>
      <text:p text:style-name="P21"><text:span text:style-name="T20">output from the user goes to the STD0UT with FD 1</text:span></text:p>
      <text:p text:style-name="P21"><text:span text:style-name="T20">incase of error it goes to STDERR with FD 2.</text:span><text:span text:style-name="T7"> <text:s text:c="5"/></text:span></text:p>
      <text:p text:style-name="P18"><text:span text:style-name="T7"/></text:p>
      <text:p text:style-name="P18"><text:span text:style-name="T7">TASK 3 :- How to kill a process :-</text:span></text:p>
      <text:p text:style-name="P18"><text:span text:style-name="T7"/></text:p>
      <text:p text:style-name="P10"><text:span text:style-name="T7">we can use the kill command to kill the process in LINUX , we can also send a specific signal on how to kill a process, as in</text:span></text:p>
      <text:p text:style-name="P10"><text:span text:style-name="T7"/></text:p>
      <text:p text:style-name="P10"><text:span text:style-name="T7">STDKILL<text:tab/><text:tab/><text:tab/>-</text:span><text:span text:style-name="T9">9<text:tab/><text:tab/><text:tab/></text:span></text:p>
      <text:p text:style-name="P10"><text:span text:style-name="T9">S</text:span><text:span text:style-name="T7">TDTERM<text:tab/><text:tab/><text:tab/>-15</text:span></text:p>
      <text:p text:style-name="P10"><text:span text:style-name="T7"/></text:p>
      <text:p text:style-name="P10"><text:span text:style-name="T7">eg. kill -</text:span><text:span text:style-name="T9">9 </text:span><text:span text:style-name="T7">PID</text:span></text:p>
      <text:p text:style-name="P10"><text:span text:style-name="T7"><text:s text:c="6"/>kill -STDKILL PID</text:span></text:p>
      <text:p text:style-name="P18"><text:span text:style-name="T7"/></text:p>
      <text:p text:style-name="P6"><text:span text:style-name="T7">we can als</text:span><text:span text:style-name="T13">o use the KILLALL command to kill the process and all its related processes,</text:span></text:p>
      <text:p text:style-name="P6"><text:soft-page-break/><text:span text:style-name="T13"/></text:p>
      <text:p text:style-name="P6"><text:span text:style-name="T13"><text:s/>killall processname</text:span></text:p>
      <text:p text:style-name="P6"><text:span text:style-name="T13"/></text:p>
      <text:p text:style-name="P18"><text:span text:style-name="T7">TASK 4 :- <text:s/>What are signals?</text:span></text:p>
      <text:p text:style-name="P18"><text:span text:style-name="T7"/></text:p>
      <text:p text:style-name="P7"><text:span text:style-name="T7">Every pr</text:span><text:span text:style-name="T14">o</text:span><text:span text:style-name="T13">cess in LINUX can be c</text:span><text:span text:style-name="T14">o</text:span><text:span text:style-name="T13">ntr</text:span><text:span text:style-name="T14">o</text:span><text:span text:style-name="T13">lled with the help </text:span><text:span text:style-name="T14">o</text:span><text:span text:style-name="T13">f signals,</text:span></text:p>
      <text:p text:style-name="P7"><text:span text:style-name="T13"/></text:p>
      <text:p text:style-name="P7"><text:span text:style-name="T13">kill -l t</text:span><text:span text:style-name="T14">o </text:span><text:span text:style-name="T13">check all the signals that we have in LINUX.</text:span></text:p>
      <text:p text:style-name="P7"><text:span text:style-name="T13"/></text:p>
      <text:p text:style-name="P8"><text:span text:style-name="T13">1<text:tab/>SIGHUP</text:span></text:p>
      <text:p text:style-name="P8"><text:span text:style-name="T13">2<text:tab/>SIGINT</text:span></text:p>
      <text:p text:style-name="P8"><text:span text:style-name="T13">3<text:tab/>SIGQUIT<text:tab/></text:span></text:p>
      <text:p text:style-name="P11"><text:span text:style-name="T9">9<text:tab/></text:span><text:span text:style-name="T10">SIGKILL</text:span></text:p>
      <text:p text:style-name="P12"><text:span text:style-name="T7">15<text:tab/>SIGTERM etc,</text:span></text:p>
      <text:p text:style-name="P12"><text:span text:style-name="T7"/></text:p>
      <text:p text:style-name="P12"><text:span text:style-name="T7">there are the vari</text:span><text:span text:style-name="T11">o</text:span><text:span text:style-name="T7">us signals that we generally use in LINUX.</text:span></text:p>
      <text:p text:style-name="P18"><text:span text:style-name="T7"/></text:p>
      <text:p text:style-name="P18"><text:span text:style-name="T7"/></text:p>
      <text:p text:style-name="P18"><text:span text:style-name="T7">TASK 3 :- What is PPID?</text:span></text:p>
      <text:p text:style-name="P18"><text:span text:style-name="T7"/></text:p>
      <text:p text:style-name="P9"><text:span text:style-name="T7">This is the pr</text:span><text:span text:style-name="T14">o</text:span><text:span text:style-name="T13">cess’s parent ID , every child pr</text:span><text:span text:style-name="T14">o</text:span><text:span text:style-name="T13">cess has a parent assigned t</text:span><text:span text:style-name="T14">o </text:span><text:span text:style-name="T13">it, this is the ID </text:span><text:span text:style-name="T14">o</text:span><text:span text:style-name="T13">f the parent pr</text:span><text:span text:style-name="T14">o</text:span><text:span text:style-name="T13">cess.</text:span></text:p>
      <text:p text:style-name="P18"><text:span text:style-name="T7"/></text:p>
      <text:p text:style-name="P18"><text:span text:style-name="T7"/></text:p>
      <text:p text:style-name="P18"><text:span text:style-name="T7">TASK 4 :- How to print a PID of the current shell?</text:span></text:p>
      <text:p text:style-name="P18"><text:span text:style-name="T7"/></text:p>
      <text:p text:style-name="P9"><text:span text:style-name="T7">ech</text:span><text:span text:style-name="T14">o </text:span><text:span text:style-name="T13">$$</text:span></text:p>
      <text:p text:style-name="P9"><text:span text:style-name="T13">pid</text:span><text:span text:style-name="T14">o</text:span><text:span text:style-name="T13">f gn</text:span><text:span text:style-name="T14">o</text:span><text:span text:style-name="T13">me-terminal-server</text:span></text:p>
      <text:p text:style-name="P18"><text:span text:style-name="T7"/></text:p>
      <text:p text:style-name="P18"><text:span text:style-name="T7">TASK 5 :- How to clear a log file of a running process?</text:span></text:p>
      <text:p text:style-name="P18"><text:span text:style-name="T7"/></text:p>
      <text:p text:style-name="P13"><text:span text:style-name="T7">cat /dev/null &gt; /var/l</text:span><text:span text:style-name="T9">o</text:span><text:span text:style-name="T7">g</text:span></text:p>
      <text:p text:style-name="P18"><text:span text:style-name="T7"/></text:p>
      <text:p text:style-name="P18"><text:span text:style-name="T7"/></text:p>
      <text:p text:style-name="P18"><text:span text:style-name="T7"/></text:p>
      <text:p text:style-name="P18"><text:span text:style-name="T7">TASK 5 :- What will happen if you delete a log file of running process?</text:span></text:p>
      <text:p text:style-name="P18"><text:span text:style-name="T7"/></text:p>
      <text:p text:style-name="P13"><text:span text:style-name="T7">It will create new file immediatly.</text:span></text:p>
      <text:p text:style-name="P22"><text:span text:style-name="T7"/></text:p>
      <text:p text:style-name="P18"><text:span text:style-name="T7">TASK 6 :- How do you check all the running process in the system?</text:span></text:p>
      <text:p text:style-name="P18"><text:span text:style-name="T7"/></text:p>
      <text:p text:style-name="P13"><text:span text:style-name="T7">Ps aux </text:span></text:p>
      <text:p text:style-name="P13"><text:span text:style-name="T9">to</text:span><text:span text:style-name="T7">p</text:span></text:p>
      <text:p text:style-name="P13"><text:span text:style-name="T7">ht</text:span><text:span text:style-name="T9">o</text:span><text:span text:style-name="T7">p</text:span></text:p>
      <text:p text:style-name="P14"><text:span text:style-name="T7">glance</text:span></text:p>
      <text:p text:style-name="P18"><text:span text:style-name="T7"/></text:p>
      <text:p text:style-name="P18"><text:span text:style-name="T7"/></text:p>
      <text:p text:style-name="P18"><text:soft-page-break/><text:span text:style-name="T7">TASK 7 :- What is DNAT and SNAT, Explain both with an example?</text:span></text:p>
      <text:p text:style-name="P18"><text:span text:style-name="T7"/></text:p>
      <text:p text:style-name="P24"><text:span text:style-name="T6">SNAT changes the source address of a packet.</text:span><text:span text:style-name="T7"><text:line-break/></text:span><text:span text:style-name="T6">E.g. when the linux machine is a router for one or more machines on a local subnet and they need to access the Internet using the public address of the linux machine (or with SNAT possibly another public address than the router itself uses for outgoing traffic).</text:span><text:span text:style-name="T7"><text:line-break/><text:line-break/></text:span><text:span text:style-name="T6">DNAT changes the destination address of a packet = port forwarding. Used when a machine on local subnet needs to be contacted.</text:span><text:span text:style-name="T7"><text:line-break/></text:span><text:span text:style-name="T6">E.g. if you only have the public address of the router and want to use another machine as a webserver, you change the destination address of tcp packets with destination port 80 on the router to the local address of the webserver.</text:span></text:p>
      <text:p text:style-name="P18"><text:span text:style-name="T7"/></text:p>
      <text:p text:style-name="P18"><text:span text:style-name="T7"/></text:p>
      <text:p text:style-name="P18"><text:span text:style-name="T7">Task 8:- How do you you elevate the priority of a processs</text:span></text:p>
      <text:p text:style-name="P18"><text:span text:style-name="T7"/></text:p>
      <text:p text:style-name="P16"><text:span text:style-name="T16">every pr</text:span><text:span text:style-name="T17">o</text:span><text:span text:style-name="T16">cess in LINUX has a nice value attached t</text:span><text:span text:style-name="T17">o </text:span><text:span text:style-name="T16">it, which ranges fr</text:span><text:span text:style-name="T17">o</text:span><text:span text:style-name="T16">m -20 t</text:span><text:span text:style-name="T17">o </text:span><text:span text:style-name="T16">1</text:span><text:span text:style-name="T3">9</text:span><text:span text:style-name="T16">, l</text:span><text:span text:style-name="T17">o</text:span><text:span text:style-name="T16">wer this value means higher will be the pri</text:span><text:span text:style-name="T17">o</text:span><text:span text:style-name="T16">rity </text:span><text:span text:style-name="T17">o</text:span><text:span text:style-name="T16">f the pr</text:span><text:span text:style-name="T17">o</text:span><text:span text:style-name="T16">cess, we can change the pri</text:span><text:span text:style-name="T17">o</text:span><text:span text:style-name="T16">rity </text:span><text:span text:style-name="T17">o</text:span><text:span text:style-name="T16">f the pr</text:span><text:span text:style-name="T17">o</text:span><text:span text:style-name="T16">cess using the nice and renice c</text:span><text:span text:style-name="T17">o</text:span><text:span text:style-name="T16">mmand.</text:span></text:p>
      <text:p text:style-name="P16"><text:span text:style-name="T16"/></text:p>
      <text:p text:style-name="P17"><text:span text:style-name="T15">nice –12 ishan.sh</text:span></text:p>
      <text:p text:style-name="P17"><text:span text:style-name="T15">renice 12 -p ****</text:span></text:p>
      <text:p text:style-name="P17"><text:span text:style-name="T15"/></text:p>
      <text:p text:style-name="P17"><text:span text:style-name="T15">renice is used t</text:span><text:span text:style-name="T17">o </text:span><text:span text:style-name="T15">set the nice value </text:span><text:span text:style-name="T17">o</text:span><text:span text:style-name="T15">f the already running pr</text:span><text:span text:style-name="T17">o</text:span><text:span text:style-name="T15">cess, nice is used at the run time.</text:span></text:p>
      <text:p text:style-name="P18"><text:span text:style-name="T7"/></text:p>
      <text:p text:style-name="P18"><text:span text:style-name="T7">Task9:- How many tables are there in iptables. What filter and nat table responsible for</text:span></text:p>
      <text:p text:style-name="P18"><text:span text:style-name="T7"/></text:p>
      <text:p text:style-name="P15"><text:span text:style-name="T7">there are 5 tables in iptables,</text:span></text:p>
      <text:p text:style-name="P15"><text:span text:style-name="T7">NAT</text:span></text:p>
      <text:p text:style-name="P15"><text:span text:style-name="T7">MANGLE</text:span></text:p>
      <text:p text:style-name="P15"><text:span text:style-name="T7">RAW</text:span></text:p>
      <text:p text:style-name="P15"><text:span text:style-name="T7">SECURITY</text:span></text:p>
      <text:p text:style-name="P15"><text:span text:style-name="T7">FILTER</text:span></text:p>
      <text:p text:style-name="P3"><text:span text:style-name="T7"/></text:p>
      <text:p text:style-name="P3"><text:span text:style-name="T7"><text:s/>filter:</text:span></text:p>
      <text:p text:style-name="P15"><text:span text:style-name="T7"><text:s/>This is the default table <text:s/>It contains the built-in chains INPUT , FORWARD (for packets being routed through the box), and OUTPUT (for locally-generated packets).</text:span></text:p>
      <text:p text:style-name="P15"><text:span text:style-name="T7"/></text:p>
      <text:p text:style-name="P15"><text:span text:style-name="T12"><text:s text:c="2"/>nat:</text:span></text:p>
      <text:p text:style-name="P15"><text:span text:style-name="T7"><text:s/>This <text:s/>table <text:s/>is <text:s/>consulted <text:s/>when a packet that creates a new connection is encountered. <text:s/>It consists of three built-ins:</text:span></text:p>
      <text:p text:style-name="P15"><text:span text:style-name="T7"><text:s/>PREROUTING (for altering packets as soon as they come in), </text:span></text:p>
      <text:p text:style-name="P15"><text:span text:style-name="T7">OUTPUT (for altering locally-generated packets <text:s/>before <text:s/>rout‐ing), <text:s/>and </text:span></text:p>
      <text:p text:style-name="P15"><text:span text:style-name="T7"><text:s/>POSTROUTING <text:s/>(for altering packets as they are about to go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Open Sans" svg:font-family="'Open Sans',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1:15:01.390686975</meta:creation-date>
    <meta:editing-duration>PT1H15M58S</meta:editing-duration>
    <meta:editing-cycles>2</meta:editing-cycles>
    <meta:generator>LibreOffice/5.1.6.2$Linux_X86_64 LibreOffice_project/10m0$Build-2</meta:generator>
    <dc:date>2018-11-26T16:18:38.440101540</dc:date>
    <meta:document-statistic meta:table-count="0" meta:image-count="0" meta:object-count="0" meta:page-count="3" meta:paragraph-count="69" meta:word-count="741" meta:character-count="3945" meta:non-whitespace-character-count="3225"/>
  </office:meta>
</office:document-meta>
</file>